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URW Gothic L" fo:font-size="12pt" style:font-size-asian="12pt" style:font-size-complex="12pt"/>
    </style:style>
    <style:style style:name="T1" style:family="text"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mell That Bread</text:p>
      <text:p text:style-name="P1">Wayne Hancock</text:p>
      <text:p text:style-name="P3"/>
      <text:p text:style-name="P3">Everyday about half past four</text:p>
      <text:p text:style-name="P3">I take a walk for an hour more</text:p>
      <text:p text:style-name="P3">Takes that long for the yeast to rise</text:p>
      <text:p text:style-name="P3">My gal likes to bake bread at five</text:p>
      <text:p text:style-name="P3"/>
      <text:p text:style-name="P5">Chorus</text:p>
      <text:p text:style-name="P3">(Smell that bread), She's my baby</text:p>
      <text:p text:style-name="P3">(Smell that bread) I love my baby</text:p>
      <text:p text:style-name="P3">(Smell that bread) Lemme tell you brother </text:p>
      <text:p text:style-name="P5">I'm hep to that baby of mine</text:p>
      <text:p text:style-name="P3"></text:p>
      <text:p text:style-name="P3">[Many Instrumental Solos]</text:p>
      <text:p text:style-name="P3"></text:p>
      <text:p text:style-name="P3">Well I go walkin' all over town</text:p>
      <text:p text:style-name="P3">While she bakes them high to a golden brown</text:p>
      <text:p text:style-name="P3">When I get back home I know it'll be nice 'n' hot</text:p>
      <text:p text:style-name="P3">All I'm missin' is some kissin' to hit the spot</text:p>
      <text:p text:style-name="P3"></text:p>
      <text:p text:style-name="P3">[Chorus]</text:p>
      <text:p text:style-name="P3"></text:p>
      <text:p text:style-name="P3">[More Solos]</text:p>
      <text:p text:style-name="P3"/>
      <text:p text:style-name="P3">[Chorus]</text:p>
      <text:p text:style-name="P3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22:32</dc:date>
    <dc:creator>rodolfoap</dc:creator>
    <meta:generator>OpenOffice.org/3.0$Unix OpenOffice.org_project/300m15$Build-9379</meta:generator>
    <meta:editing-duration>PT00H18M41S</meta:editing-duration>
    <meta:editing-cycles>8</meta:editing-cycles>
    <meta:document-statistic meta:table-count="0" meta:image-count="0" meta:object-count="0" meta:page-count="1" meta:paragraph-count="24" meta:word-count="108" meta:character-count="545"/>
    <meta:user-defined meta:name="Info 1"/>
    <meta:user-defined meta:name="Info 2"/>
    <meta:user-defined meta:name="Info 3"/>
    <meta:user-defined meta:name="Info 4"/>
  </office:meta>
</office:document-meta>
</file>